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Tamil" svg:font-family="'Lohit Tamil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ohit Tamil"/>
    </style:style>
    <style:style style:name="P2" style:family="paragraph" style:parent-style-name="Preformatted_20_Text">
      <style:text-properties style:font-name="Lohit Tamil" officeooo:rsid="001f66fd" officeooo:paragraph-rsid="001f66fd"/>
    </style:style>
    <style:style style:name="P3" style:family="paragraph" style:parent-style-name="Preformatted_20_Text">
      <style:text-properties style:font-name="Lohit Tamil" officeooo:paragraph-rsid="001f66fd"/>
    </style:style>
    <style:style style:name="P4" style:family="paragraph" style:parent-style-name="Preformatted_20_Text">
      <style:text-properties style:font-name="Lohit Tamil" officeooo:rsid="00215ac3" officeooo:paragraph-rsid="00215ac3"/>
    </style:style>
    <style:style style:name="T1" style:family="text">
      <style:text-properties officeooo:rsid="00215a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nza 30/04/2025 <text:s text:c="80"/>Spett. Studio Berti</text:p>
      <text:p text:style-name="P2"><text:s text:c="123"/>Via Boito 37</text:p>
      <text:p text:style-name="P2"><text:s text:c="123"/>20900 Monza MB</text:p>
      <text:p text:style-name="P2"/>
      <text:p text:style-name="P2"/>
      <text:p text:style-name="P2">Buongiorno </text:p>
      <text:p text:style-name="P2">Siamo con la presente a richiedere la convocazione di una assemblea straordinaria.</text:p>
      <text:p text:style-name="P2"/>
      <text:p text:style-name="P2">I punti da discutere sono:</text:p>
      <text:p text:style-name="P2">- Spiegazione ai condomini mancati pagamenti utenze con decisione su come recuperare</text:p>
      <text:p text:style-name="P2"><text:s text:c="2"/>spese di riallaccio, interessi di mora e altro non dovuto ai fornitori di servizio se i pagamenti</text:p>
      <text:p text:style-name="P2"><text:s text:c="2"/>fossero stati regolari</text:p>
      <text:p text:style-name="P2">- Sostituzione contabilizzatori</text:p>
      <text:p text:style-name="P2">- Discussione certificazioni</text:p>
      <text:p text:style-name="P2">- Situazione pratica Box ex Farina e preventivo per chiusura pratica</text:p>
      <text:p text:style-name="P2">- Rapporto dettagliato situazione Pisoni</text:p>
      <text:p text:style-name="P2">- Fatture contestate Rea elettrica e FDR</text:p>
      <text:p text:style-name="P2">- Sostituzione fornitore Rea elettriva</text:p>
      <text:p text:style-name="P2">- Valutazione fornitore L.C.S. Solutions</text:p>
      <text:p text:style-name="P2">- Definizione procedura lavori da delibera a pagamento</text:p>
      <text:p text:style-name="P2">- <text:span text:style-name="T1">Varie ed eventuali</text:span></text:p>
      <text:p text:style-name="P2"/>
      <text:p text:style-name="P2">Con la presente siamo anche a richiedere da subito di allegare in Mio Condominio</text:p>
      <text:p text:style-name="P2">un estratto conto mensile che copra tutti i movimenti effettuati sul conto condominiale</text:p>
      <text:p text:style-name="P2"><text:s/>Cordiali saluti</text:p>
      <text:p text:style-name="P4">Condominio Via Puccini 3 Monza</text:p>
      <text:p text:style-name="P4">Giulio Taverna, Silvio Zhang, Grazia Pedullà, Mariarosa Montrasio, Barbara Venturi,</text:p>
      <text:p text:style-name="P4">Gabriella Gaslini, Michele Sole, </text:p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Tamil" svg:font-family="'Lohit Tamil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9T16:39:56.623960131</dc:date>
    <meta:editing-duration>PT8M21S</meta:editing-duration>
    <meta:editing-cycles>1</meta:editing-cycles>
    <meta:document-statistic meta:table-count="0" meta:image-count="0" meta:object-count="0" meta:page-count="1" meta:paragraph-count="24" meta:word-count="160" meta:character-count="1402" meta:non-whitespace-character-count="933"/>
    <meta:generator>LibreOffice/7.3.5.2$Linux_X86_64 LibreOffice_project/30$Build-2</meta:generator>
  </office:meta>
</office:document-meta>
</file>